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a6" draw:textarea-horizontal-align="justify" draw:textarea-vertical-align="middle" draw:auto-grow-height="false" fo:min-height="28.418cm" fo:min-width="79.603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be33d" draw:textarea-horizontal-align="justify" draw:textarea-vertical-align="middle" draw:auto-grow-height="false" fo:min-height="10.001cm" fo:min-width="67.91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8.077cm" fo:min-width="67.92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9.6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3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7.3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5.304cm" fo:min-width="79.603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4.83cm"/>
      <style:paragraph-properties style:writing-mode="lr-tb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5.084cm" fo:min-width="79.637cm"/>
    </style:style>
    <style:style style:name="gr10" style:family="graphic" style:parent-style-name="standard">
      <style:graphic-properties draw:stroke="none" svg:stroke-color="#000000" draw:fill="none" draw:fill-color="#ffffff" fo:min-height="4.703cm"/>
      <style:paragraph-properties style:writing-mode="lr-tb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-color="#bbe33d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paragraph-properties fo:text-align="center"/>
      <style:text-properties fo:font-size="88pt" style:font-size-asian="88pt" style:font-size-complex="88pt"/>
    </style:style>
    <style:style style:name="P5" style:family="paragraph">
      <loext:graphic-properties draw:fill="none" draw:fill-color="#ffffff"/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center"/>
      <style:text-properties fo:font-size="72pt" style:font-size-asian="72pt" style:font-size-complex="72pt"/>
    </style:style>
    <style:style style:name="P7" style:family="paragraph">
      <loext:graphic-properties draw:fill="none" draw:fill-color="#ffffff"/>
      <style:paragraph-properties fo:text-align="center"/>
      <style:text-properties fo:font-size="72pt" style:font-size-asian="72pt" style:font-size-complex="72pt"/>
    </style:style>
    <style:style style:name="P8" style:family="paragraph">
      <style:paragraph-properties fo:text-align="center"/>
      <style:text-properties fo:font-size="96pt" style:font-size-asian="96pt" style:font-size-complex="96pt"/>
    </style:style>
    <style:style style:name="P9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="solid" draw:fill-color="#ffdbb6"/>
      <style:paragraph-properties fo:text-align="center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0.137cm" svg:height="28.702cm" svg:x="2.016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8.452cm" svg:height="10.285cm" svg:x="2.017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8.454cm" svg:height="8.361cm" svg:x="2.015cm" svg:y="22.48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0.01cm" svg:height="9.906cm" svg:x="2.143cm" svg:y="4.683cm">
          <draw:text-box>
            <text:p text:style-name="P4"><text:span text:style-name="T1">User Space: código de usuário</text:span></text:p>
          </draw:text-box>
        </draw:frame>
        <draw:frame draw:style-name="gr5" draw:text-style-name="P7" draw:layer="layout" svg:width="68.452cm" svg:height="9.643cm" svg:x="2.017cm" svg:y="13.836cm">
          <draw:text-box>
            <text:p text:style-name="P6"><text:span text:style-name="T2">Middleware: Bluetooth, sistemas de arquivo, gerenciamento de energia </text:span></text:p>
          </draw:text-box>
        </draw:frame>
        <draw:frame draw:style-name="gr6" draw:text-style-name="P9" draw:layer="layout" svg:width="67.911cm" svg:height="7.62cm" svg:x="2.431cm" svg:y="24.579cm">
          <draw:text-box>
            <text:p text:style-name="P8"><text:span text:style-name="T3">Kernel</text:span></text:p>
          </draw:text-box>
        </draw:frame>
        <draw:custom-shape draw:style-name="gr7" draw:text-style-name="P10" draw:layer="layout" svg:width="80.137cm" svg:height="5.588cm" svg:x="2.016cm" svg:y="30.84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0.518cm" svg:height="5.08cm" svg:x="1.762cm" svg:y="31.48cm">
          <draw:text-box>
            <text:p text:style-name="P8"><text:span text:style-name="T3">Drivers: UART, SPI, i2c, USB</text:span></text:p>
          </draw:text-box>
        </draw:frame>
        <draw:custom-shape draw:style-name="gr9" draw:text-style-name="P11" draw:layer="layout" svg:width="80.137cm" svg:height="5.334cm" svg:x="2.016cm" svg:y="36.433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80.137cm" svg:height="4.953cm" svg:x="2.016cm" svg:y="36.814cm">
          <draw:text-box>
            <text:p text:style-name="P8"><text:span text:style-name="T3">Hardwar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13T11:00:28.018000000</meta:creation-date>
    <dc:date>2020-08-13T11:36:01.094000000</dc:date>
    <meta:editing-duration>PT15M12S</meta:editing-duration>
    <meta:editing-cycles>1</meta:editing-cycles>
    <meta:document-statistic meta:object-count="10"/>
    <meta:generator>LibreOffice/6.4.1.2$Windows_X86_64 LibreOffice_project/4d224e95b98b138af42a64d84056446d09082932</meta:generator>
  </office:meta>
</office:document-meta>
</file>